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10 Pitch" fo:font-size="9pt" officeooo:rsid="0004e1b6" officeooo:paragraph-rsid="0004e1b6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Courier 10 Pitch" fo:font-size="9pt" officeooo:rsid="0005dc53" officeooo:paragraph-rsid="0005dc53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Courier 10 Pitch" fo:font-size="9pt" officeooo:rsid="0006e22a" officeooo:paragraph-rsid="0006e22a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Courier 10 Pitch" fo:font-size="9pt" officeooo:rsid="00087319" officeooo:paragraph-rsid="00087319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96af8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ce06b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9pt" officeooo:rsid="000d68e4" officeooo:paragraph-rsid="000d68e4" style:font-size-asian="9pt" style:font-size-complex="9pt"/>
    </style:style>
    <style:style style:name="P8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style:font-name="Courier 10 Pitch" fo:font-size="9pt" officeooo:rsid="00096af8" officeooo:paragraph-rsid="00087319" style:font-size-asian="9pt" style:font-size-complex="9pt"/>
    </style:style>
    <style:style style:name="T1" style:family="text">
      <style:text-properties officeooo:rsid="000ce06b"/>
    </style:style>
    <style:style style:name="T2" style:family="text">
      <style:text-properties officeooo:rsid="000ce06b" fo:background-color="#dddddd" loext:char-shading-value="0"/>
    </style:style>
    <style:style style:name="T3" style:family="text">
      <style:text-properties officeooo:rsid="000ce06b" fo:background-color="#dddddd" loext:char-shading-value="0"/>
    </style:style>
    <style:style style:name="T4" style:family="text">
      <style:text-properties fo:color="#ff6600" officeooo:rsid="000ce06b" fo:background-color="#dddddd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xtacademy@nextacademy-VirtualBox:~$ gem install sqlite3</text:p>
      <text:p text:style-name="P3">Building native extensions. <text:s/>This could take a while...</text:p>
      <text:p text:style-name="P3">Successfully installed sqlite3-1.3.13</text:p>
      <text:p text:style-name="P3">1 gem installed</text:p>
      <text:p text:style-name="P3">nextacademy@nextacademy-VirtualBox:~$ gem install activerecord</text:p>
      <text:p text:style-name="P3">Successfully installed activerecord-5.2.2</text:p>
      <text:p text:style-name="P3">1 gem installed</text:p>
      <text:p text:style-name="P3">nextacademy@nextacademy-VirtualBox:~$ git clone https://github.com/nadiarosdi7/spotify-challenge.git</text:p>
      <text:p text:style-name="P3">Cloning into 'spotify-challenge'...</text:p>
      <text:p text:style-name="P3">Username for 'https://github.com': nadiarosdi7@gmail.com</text:p>
      <text:p text:style-name="P3">Password for 'https://nadiarosdi7@gmail.com@github.com': </text:p>
      <text:p text:style-name="P3">remote: Enumerating objects: 5, done.</text:p>
      <text:p text:style-name="P3">remote: Counting objects: 100% (5/5), done.</text:p>
      <text:p text:style-name="P3">remote: Compressing objects: 100% (5/5), done.</text:p>
      <text:p text:style-name="P3">remote: Total 53 (delta 1), reused 1 (delta 0), pack-reused 48</text:p>
      <text:p text:style-name="P3">Unpacking objects: 100% (53/53), done.</text:p>
      <text:p text:style-name="P3">Checking connectivity... done.</text:p>
      <text:p text:style-name="P3">nextacademy@nextacademy-VirtualBox:~$ dir</text:p>
      <text:p text:style-name="P3">activerecord-jr<text:tab/><text:tab/> congress.poll.odt_0.odt <text:s text:c="5"/>Documents<text:tab/><text:tab/><text:tab/>learning<text:tab/><text:tab/><text:tab/><text:tab/><text:tab/><text:tab/> spotify-challenge <text:s/>Videos</text:p>
      <text:p text:style-name="P3">ar_playground<text:tab/><text:tab/> congress_poll_results.db <text:s text:c="4"/>Downloads<text:tab/><text:tab/><text:tab/>Music<text:tab/><text:tab/><text:tab/><text:tab/><text:tab/><text:tab/><text:tab/> sql_history.txt</text:p>
      <text:p text:style-name="P3">ar_playground_migration <text:s/>DBPart2_BuildOnActiveRecord <text:s/>dummy.db<text:tab/><text:tab/><text:tab/>Pictures<text:tab/><text:tab/><text:tab/><text:tab/><text:tab/><text:tab/> SQLite.odt_0.odt</text:p>
      <text:p text:style-name="P3">ar-student-schema<text:tab/> DBPart2_Checkpoint_ToDoList <text:s/>Git.odt_1.odt<text:tab/><text:tab/>Poll%20DB%20Query%20Challenge%20SQL%20Output.docx_0.odt <text:s/>Templates</text:p>
      <text:p text:style-name="P3">ar-todo<text:tab/><text:tab/><text:tab/> Desktop<text:tab/><text:tab/> <text:s text:c="5"/>introduce-me-to-everyone<text:tab/>Public<text:tab/><text:tab/><text:tab/><text:tab/><text:tab/><text:tab/><text:tab/> todo_challenge</text:p>
      <text:p text:style-name="P3">nextacademy@nextacademy-VirtualBox:~$ cd spotify-challenge/</text:p>
      <text:p text:style-name="P3">nextacademy@nextacademy-VirtualBox:~/spotify-challenge$ bundle</text:p>
      <text:p text:style-name="P3">rbenv: version `2.5.1' is not installed (set by /home/nextacademy/spotify-challenge/.ruby-version)</text:p>
      <text:p text:style-name="P3">nextacademy@nextacademy-VirtualBox:~/spotify-challenge$ rake db:create</text:p>
      <text:p text:style-name="P3">rbenv: version `2.5.1' is not installed (set by /home/nextacademy/spotify-challenge/.ruby-version)</text:p>
      <text:p text:style-name="P3">nextacademy@nextacademy-VirtualBox:~/spotify-challenge$ ruby spotify.rb</text:p>
      <text:p text:style-name="P3">rbenv: version `2.5.1' is not installed (set by /home/nextacademy/spotify-challenge/.ruby-version)</text:p>
      <text:p text:style-name="P3">nextacademy@nextacademy-VirtualBox:~/spotify-challenge$ gem install bundler</text:p>
      <text:p text:style-name="P3">rbenv: version `2.5.1' is not installed (set by /home/nextacademy/spotify-challenge/.ruby-version)</text:p>
      <text:p text:style-name="P3">nextacademy@nextacademy-VirtualBox:~/spotify-challenge$ rbenv version</text:p>
      <text:p text:style-name="P3">rbenv: version `2.5.1' is not installed (set by /home/nextacademy/spotify-challenge/.ruby-version)</text:p>
      <text:p text:style-name="P3"><text:s/>(set by /home/nextacademy/spotify-challenge/.ruby-version)</text:p>
      <text:p text:style-name="P3">nextacademy@nextacademy-VirtualBox:~/spotify-challenge$ cd ..</text:p>
      <text:p text:style-name="P3">nextacademy@nextacademy-VirtualBox:~$ rbenv -v</text:p>
      <text:p text:style-name="P3">rbenv 1.1.0-2-g4f8925a</text:p>
      <text:p text:style-name="P3">nextacademy@nextacademy-VirtualBox:~$ rbenv install 2.5.1</text:p>
      <text:p text:style-name="P3">ruby-build: definition not found: 2.5.1</text:p>
      <text:p text:style-name="P3"/>
      <text:p text:style-name="P3">The following versions contain `2.5.1' in the name:</text:p>
      <text:p text:style-name="P3"><text:s text:c="2"/>rbx-2.5.1</text:p>
      <text:p text:style-name="P3"/>
      <text:p text:style-name="P3">See all available versions with `rbenv install --list'.</text:p>
      <text:p text:style-name="P3"/>
      <text:p text:style-name="P3">If the version you need is missing, try upgrading ruby-build:</text:p>
      <text:p text:style-name="P3"/>
      <text:p text:style-name="P3"><text:s text:c="2"/>cd /home/nextacademy/.rbenv/plugins/ruby-build &amp;&amp; git pull &amp;&amp; cd -</text:p>
      <text:p text:style-name="P3">nextacademy@nextacademy-VirtualBox:~$ cd spotify-challenge/</text:p>
      <text:p text:style-name="P3">nextacademy@nextacademy-VirtualBox:~/spotify-challenge$ gem install bundler</text:p>
      <text:p text:style-name="P3">rbenv: version `2.5.1' is not installed (set by /home/nextacademy/spotify-challenge/.ruby-version)</text:p>
      <text:p text:style-name="P3">nextacademy@nextacademy-VirtualBox:~/spotify-challenge$ ruby sp</text:p>
      <text:p text:style-name="P3">spec/ <text:s text:c="6"/>spotify.rb <text:s/></text:p>
      <text:p text:style-name="P3">nextacademy@nextacademy-VirtualBox:~/spotify-challenge$ ruby sp</text:p>
      <text:p text:style-name="P3"><text:soft-page-break/>spec/ <text:s text:c="6"/>spotify.rb <text:s/></text:p>
      <text:p text:style-name="P3">nextacademy@nextacademy-VirtualBox:~/spotify-challenge$ ruby spotify.rb </text:p>
      <text:p text:style-name="P3">rbenv: version `2.5.1' is not installed (set by /home/nextacademy/spotify-challenge/.ruby-version)</text:p>
      <text:p text:style-name="P3">nextacademy@nextacademy-VirtualBox:~/spotify-challenge$ rake console</text:p>
      <text:p text:style-name="P3">rbenv: version `2.5.1' is not installed (set by /home/nextacademy/spotify-challenge/.ruby-version)</text:p>
      <text:p text:style-name="P3">nextacademy@nextacademy-VirtualBox:~/spotify-challenge$ rake console</text:p>
      <text:p text:style-name="P3">irb(main):001:0&gt; exit</text:p>
      <text:p text:style-name="P3">nextacademy@nextacademy-VirtualBox:~/spotify-challenge$ ruby spotify.rb </text:p>
      <text:p text:style-name="P3">******************************</text:p>
      <text:p text:style-name="P3">Please enter your options | guideline as below: </text:p>
      <text:p text:style-name="P3">ruby spotify.rb list <text:s/><text:tab/><text:tab/><text:tab/><text:tab/><text:tab/><text:tab/><text:tab/><text:tab/> <text:s text:c="2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tab/><text:tab/><text:tab/><text:tab/><text:tab/><text:tab/><text:tab/> <text:s text:c="2"/># e.g. ruby spotify.rb 1 </text:p>
      <text:p text:style-name="P3">ruby spotify.rb sort <text:tab/><text:tab/><text:tab/><text:tab/><text:tab/><text:tab/><text:tab/><text:tab/><text:tab/> <text:s text:c="2"/># Sort all songs according to Played Status</text:p>
      <text:p text:style-name="P3">******************************</text:p>
      <text:p text:style-name="P3">nextacademy@nextacademy-VirtualBox:~/spotify-challenge$ ruby spotify.rb </text:p>
      <text:p text:style-name="P3">******************************</text:p>
      <text:p text:style-name="P3">Please enter your options | guideline as below: </text:p>
      <text:p text:style-name="P3">ruby spotify.rb list # List all the songs</text:p>
      <text:p text:style-name="P3">ruby spotify.rb add &lt;Song Name&gt; &lt;Played Status&gt; 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# e.g. ruby spotify.rb 1 </text:p>
      <text:p text:style-name="P3">ruby spotify.rb sort # Sort all songs according to Played Status</text:p>
      <text:p text:style-name="P3">******************************</text:p>
      <text:p text:style-name="P3">nextacademy@nextacademy-VirtualBox:~/spotify-challenge$ ruby spotify.rb 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nextacademy@nextacademy-VirtualBox:~/spotify-challenge$ ruby spotify.rb add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adding song...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<text:soft-page-break/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3">Did you mean? <text:s/>last</text:p>
      <text:p text:style-name="P3"><text:tab/>from spotify.rb:21:in `display_list'</text:p>
      <text:p text:style-name="P3"><text:tab/>from spotify.rb:32:in `&lt;main&gt;'</text:p>
      <text:p text:style-name="P3">nextacademy@nextacademy-VirtualBox:~/spotify-challenge$ gem install bundler</text:p>
      <text:p text:style-name="P3">Fetching: bundler-1.17.3.gem (100%)</text:p>
      <text:p text:style-name="P3">Successfully installed bundler-1.17.3</text:p>
      <text:p text:style-name="P3">1 gem installed</text:p>
      <text:p text:style-name="P3">nextacademy@nextacademy-VirtualBox:~/spotify-challenge$ bundle</text:p>
      <text:p text:style-name="P3">Fetching gem metadata from https://rubygems.org/........</text:p>
      <text:p text:style-name="P3">Resolving dependencies...</text:p>
      <text:p text:style-name="P3">Fetching rake 10.5.0</text:p>
      <text:p text:style-name="P3">Installing rake 10.5.0</text:p>
      <text:p text:style-name="P3">Using concurrent-ruby 1.1.4</text:p>
      <text:p text:style-name="P3">Using i18n 1.3.0</text:p>
      <text:p text:style-name="P3">Using minitest 5.11.3</text:p>
      <text:p text:style-name="P3">Using thread_safe 0.3.6</text:p>
      <text:p text:style-name="P3">Using tzinfo 1.2.5</text:p>
      <text:p text:style-name="P3">Using activesupport 5.2.2</text:p>
      <text:p text:style-name="P3">Using activemodel 5.2.2</text:p>
      <text:p text:style-name="P3">Using arel 9.0.0</text:p>
      <text:p text:style-name="P3">Using activerecord 5.2.2</text:p>
      <text:p text:style-name="P3">Using bundler 1.17.3</text:p>
      <text:p text:style-name="P3">Using diff-lcs 1.3</text:p>
      <text:p text:style-name="P3">Fetching faker 1.9.1</text:p>
      <text:p text:style-name="P3">Installing faker 1.9.1</text:p>
      <text:p text:style-name="P3">Using rspec-support 3.8.0</text:p>
      <text:p text:style-name="P3">Using rspec-core 3.8.0</text:p>
      <text:p text:style-name="P3">Using rspec-expectations 3.8.2</text:p>
      <text:p text:style-name="P3">Using rspec-mocks 3.8.0</text:p>
      <text:p text:style-name="P3">Using rspec 3.8.0</text:p>
      <text:p text:style-name="P3">Using sqlite3 1.3.13</text:p>
      <text:p text:style-name="P3">Bundle complete! 5 Gemfile dependencies, 19 gems now installed.</text:p>
      <text:p text:style-name="P3">Use `bundle info [gemname]` to see where a bundled gem is installed.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<text:soft-page-break/>spotify.rb:23:in `&lt;main&gt;': undefined local variable or method `display_list' for main:Object (NameError)</text:p>
      <text:p text:style-name="P3">Did you mean? <text:s/>display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spotify.rb:23:in `&lt;main&gt;': undefined local variable or method `display_list' for main:Object (NameError)</text:p>
      <text:p text:style-name="P3">Did you mean? <text:s/>display</text:p>
      <text:p text:style-name="P3">nextacademy@nextacademy-VirtualBox:~/spotify-challenge$ rake db:create</text:p>
      <text:p text:style-name="P3">Creating file /home/nextacademy/spotify-challenge/db/spotify-challenge.db if it doesn't exist...</text:p>
      <text:p text:style-name="P3">touch /home/nextacademy/spotify-challenge/db/spotify-challenge.db</text:p>
      <text:p text:style-name="P3"/>
      <text:p text:style-name="P3"/>
      <text:p text:style-name="P3"/>
      <text:p text:style-name="P3"/>
      <text:p text:style-name="P3">=====================in db – created spotify-challenge.db======================</text:p>
      <text:p text:style-name="P3"/>
      <text:p text:style-name="P3">nextacademy@nextacademy-VirtualBox:~/spotify-challenge$ cd db</text:p>
      <text:p text:style-name="P3">nextacademy@nextacademy-VirtualBox:~/spotify-challenge/db$ irb -r./config/application</text:p>
      <text:p text:style-name="P3">rbenv: version `2.5.1' is not installed (set by /home/nextacademy/spotify-challenge/.ruby-version)</text:p>
      <text:p text:style-name="P3">nextacademy@nextacademy-VirtualBox:~/spotify-challenge/db$ clear</text:p>
      <text:p text:style-name="P3">#[3;J</text:p>
      <text:p text:style-name="P3">nextacademy@nextacademy-VirtualBox:~/spotify-challenge/db$ dir</text:p>
      <text:p text:style-name="P3">migrate <text:s/>seeds.rb <text:s/>spotify-challenge.db</text:p>
      <text:p text:style-name="P3">nextacademy@nextacademy-VirtualBox:~/spotify-challenge/db$ sqlite3 spotify-challenge.db </text:p>
      <text:p text:style-name="P3">SQLite version 3.11.0 2016-02-15 17:29:24</text:p>
      <text:p text:style-name="P3">Enter ".help" for usage hints.</text:p>
      <text:p text:style-name="P3">sqlite&gt; .schema</text:p>
      <text:p text:style-name="P3">sqlite&gt; </text:p>
      <text:p text:style-name="P3"/>
      <text:p text:style-name="P3"/>
      <text:p text:style-name="P3"/>
      <text:p text:style-name="P4">========================================</text:p>
      <text:p text:style-name="P4">nextacademy@nextacademy-VirtualBox:~/spotify-challenge$ rake db:migrate</text:p>
      <text:p text:style-name="P4">== 31122018112300 CreateSongs: migrating ======================================</text:p>
      <text:p text:style-name="P4">-- adapter_name()</text:p>
      <text:p text:style-name="P4"><text:s text:c="3"/>-&gt; 0.0000s</text:p>
      <text:p text:style-name="P4">-- adapter_name()</text:p>
      <text:p text:style-name="P4"><text:s text:c="3"/>-&gt; 0.0000s</text:p>
      <text:p text:style-name="P4">-- adapter_name()</text:p>
      <text:p text:style-name="P4"><text:s text:c="3"/>-&gt; 0.0000s</text:p>
      <text:p text:style-name="P4">-- create_table(:songs, {:id=&gt;:integer})</text:p>
      <text:p text:style-name="P4"><text:s text:c="3"/>-&gt; 0.0013s</text:p>
      <text:p text:style-name="P4">== 31122018112300 CreateSongs: migrated (0.0021s) =============================</text:p>
      <text:p text:style-name="P4"/>
      <text:p text:style-name="P4">nextacademy@nextacademy-VirtualBox:~/spotify-challenge$ </text:p>
      <text:p text:style-name="P4"/>
      <text:p text:style-name="P4"/>
      <text:p text:style-name="P4"/>
      <text:p text:style-name="P4">================in database=======================</text:p>
      <text:p text:style-name="P4"/>
      <text:p text:style-name="P4">nextacademy@nextacademy-VirtualBox:~/spotify-challenge/db$ dir</text:p>
      <text:p text:style-name="P4">migrate <text:s/>seeds.rb <text:s/>spotify-challenge.db</text:p>
      <text:p text:style-name="P4">nextacademy@nextacademy-VirtualBox:~/spotify-challenge/db$ sqlite3 spotify-challenge.db </text:p>
      <text:p text:style-name="P4"><text:soft-page-break/>SQLite version 3.11.0 2016-02-15 17:29:24</text:p>
      <text:p text:style-name="P4">Enter ".help" for usage hints.</text:p>
      <text:p text:style-name="P4">sqlite&gt; .schema</text:p>
      <text:p text:style-name="P4">sqlite&gt; .schema</text:p>
      <text:p text:style-name="P4">CREATE TABLE "schema_migrations" ("version" varchar NOT NULL PRIMARY KEY);</text:p>
      <text:p text:style-name="P4">CREATE TABLE "ar_internal_metadata" ("key" varchar NOT NULL PRIMARY KEY, "value" varchar, "created_at" datetime NOT NULL, "updated_at" datetime NOT NULL);</text:p>
      <text:p text:style-name="P4">CREATE TABLE "songs" ("id" integer PRIMARY KEY AUTOINCREMENT NOT NULL, "song_name" varchar, "played_status" varchar, "created_at" datetime NOT NULL, "updated_at" datetime NOT NULL);</text:p>
      <text:p text:style-name="P4"/>
      <text:p text:style-name="P8"/>
      <text:p text:style-name="P5"/>
      <text:p text:style-name="P5">nextacademy@nextacademy-VirtualBox:~/spotify-challenge$ ruby spotify.rb list</text:p>
      <text:p text:style-name="P5">******************************</text:p>
      <text:p text:style-name="P5">Please enter your options | guideline as below: </text:p>
      <text:p text:style-name="P5">ruby spotify.rb list <text:s text:c="36"/># List all the songs</text:p>
      <text:p text:style-name="P5">ruby spotify.rb add &lt;Song Name&gt; &lt;Played Status&gt; <text:s text:c="9"/># e.g. ruby spotify.rb 'Uptown Girl' 'No' </text:p>
      <text:p text:style-name="P5">ruby spotify.rb update &lt;No.&gt; &lt;Song Name&gt; &lt;Played Status&gt; # e.g. ruby spotify.rb 1 'Sugar' 'Yes' </text:p>
      <text:p text:style-name="P5">ruby spotify.rb remove &lt;No.&gt; <text:s text:c="28"/># e.g. ruby spotify.rb 1 </text:p>
      <text:p text:style-name="P5">ruby spotify.rb sort <text:s text:c="36"/># Sort all songs according to Played Status</text:p>
      <text:p text:style-name="P5">******************************</text:p>
      <text:p text:style-name="P5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5">Did you mean? <text:s/>list</text:p>
      <text:p text:style-name="P5"><text:s text:c="15"/>last</text:p>
      <text:p text:style-name="P5"><text:tab/>from spotify.rb:24:in `display_list'</text:p>
      <text:p text:style-name="P5"><text:tab/>from spotify.rb:37:in `&lt;main&gt;'</text:p>
      <text:p text:style-name="P5">nextacademy@nextacademy-VirtualBox:~/spotify-challenge$ ruby spotify.rb list</text:p>
      <text:p text:style-name="P5">******************************</text:p>
      <text:p text:style-name="P5">Please enter your options | guideline as below: </text:p>
      <text:p text:style-name="P5">ruby spotify.rb list <text:s text:c="36"/># List all the songs</text:p>
      <text:p text:style-name="P5">ruby spotify.rb add &lt;Song Name&gt; &lt;Played Status&gt; <text:s text:c="9"/># e.g. ruby spotify.rb 'Uptown Girl' 'No' </text:p>
      <text:p text:style-name="P5">ruby spotify.rb update &lt;No.&gt; &lt;Song Name&gt; &lt;Played Status&gt; # e.g. ruby spotify.rb 1 'Sugar' 'Yes' </text:p>
      <text:p text:style-name="P5">ruby spotify.rb remove &lt;No.&gt; <text:s text:c="28"/># e.g. ruby spotify.rb 1 </text:p>
      <text:p text:style-name="P5">ruby spotify.rb sort <text:s text:c="36"/># Sort all songs according to Played Status</text:p>
      <text:p text:style-name="P5">******************************</text:p>
      <text:p text:style-name="P5">You have no song. Kindly add</text:p>
      <text:p text:style-name="P5">nextacademy@nextacademy-VirtualBox:~/spotify-challenge$ ruby spotify.rb list</text:p>
      <text:p text:style-name="P5">******************************</text:p>
      <text:p text:style-name="P5">Please enter your options | guideline as below: </text:p>
      <text:p text:style-name="P5">ruby spotify.rb list <text:s text:c="36"/># List all the songs</text:p>
      <text:p text:style-name="P5">ruby spotify.rb add &lt;Song Name&gt; &lt;Played Status&gt; <text:s text:c="9"/># e.g. ruby spotify.rb 'Uptown Girl' 'No' </text:p>
      <text:p text:style-name="P5">ruby spotify.rb update &lt;No.&gt; &lt;Song Name&gt; &lt;Played Status&gt; # e.g. ruby spotify.rb 1 'Sugar' 'Yes' </text:p>
      <text:p text:style-name="P5">ruby spotify.rb remove &lt;No.&gt; <text:s text:c="28"/># e.g. ruby spotify.rb 1 </text:p>
      <text:p text:style-name="P5">ruby spotify.rb sort <text:s text:c="36"/># Sort all songs according to Played Status</text:p>
      <text:p text:style-name="P5">******************************</text:p>
      <text:p text:style-name="P5">listing all songs...</text:p>
      <text:p text:style-name="P5">You have no song. Kindly add</text:p>
      <text:p text:style-name="P5"/>
      <text:p text:style-name="P5"/>
      <text:p text:style-name="P6"><text:span text:style-name="T1">nextacademy@nextacademy-VirtualBox:~/spotify-challenge$ rake db:seed</text:span></text:p>
      <text:p text:style-name="P6"><text:span text:style-name="T1">rake aborted!</text:span></text:p>
      <text:p text:style-name="P6"><text:span text:style-name="T1">SyntaxError: /home/nextacademy/spotify-challenge/db/seeds.rb:4: syntax error, unexpected tLABEL</text:span></text:p>
      <text:p text:style-name="P6"><text:span text:style-name="T1"><text:tab/>Song.create (song_name: Faker::Lorem.song_name)</text:span></text:p>
      <text:p text:style-name="P6"><text:span text:style-name="T1"><text:tab/> <text:s text:c="22"/>^</text:span></text:p>
      <text:p text:style-name="P6"><text:soft-page-break/><text:span text:style-name="T1">/home/nextacademy/spotify-challenge/db/seeds.rb:4: syntax error, unexpected ')', expecting keyword_end</text:span></text:p>
      <text:p text:style-name="P6"><text:span text:style-name="T1">/home/nextacademy/spotify-challenge/Rakefile:29:in `block in &lt;top (required)&gt;'</text:span></text:p>
      <text:p text:style-name="P6"><text:span text:style-name="T1">Tasks: TOP =&gt; db:seed</text:span></text:p>
      <text:p text:style-name="P6"><text:span text:style-name="T1">(See full trace by running task with --trace)</text:span></text:p>
      <text:p text:style-name="P6"><text:span text:style-name="T1">nextacademy@nextacademy-VirtualBox:~/spotify-challenge$ rake db:seed</text:span></text:p>
      <text:p text:style-name="P6"><text:span text:style-name="T1">rake aborted!</text:span></text:p>
      <text:p text:style-name="P6"><text:span text:style-name="T1">NoMethodError: undefined method `song_name' for Faker::Lorem:Class</text:span></text:p>
      <text:p text:style-name="P6"><text:span text:style-name="T1">/home/nextacademy/spotify-challenge/db/seeds.rb:4:in `block in &lt;top (required)&gt;'</text:span></text:p>
      <text:p text:style-name="P6"><text:span text:style-name="T1">/home/nextacademy/spotify-challenge/db/seeds.rb:3:in `times'</text:span></text:p>
      <text:p text:style-name="P6"><text:span text:style-name="T1">/home/nextacademy/spotify-challenge/db/seeds.rb:3:in `&lt;top (required)&gt;'</text:span></text:p>
      <text:p text:style-name="P6"><text:span text:style-name="T1">/home/nextacademy/spotify-challenge/Rakefile:29:in `block in &lt;top (required)&gt;'</text:span></text:p>
      <text:p text:style-name="P6"><text:span text:style-name="T1">Tasks: TOP =&gt; db:seed</text:span></text:p>
      <text:p text:style-name="P6"><text:span text:style-name="T1">(See full trace by running task with --trace)</text:span></text:p>
      <text:p text:style-name="P6"><text:span text:style-name="T1">nextacademy@nextacademy-VirtualBox:~/spotify-challenge$ rake </text:span><text:a xlink:type="simple" xlink:href="db:seed" text:style-name="Internet_20_link" text:visited-style-name="Visited_20_Internet_20_Link"><text:span text:style-name="T1">db:seed</text:span></text:a><text:span text:style-name="T1"> </text:span><text:span text:style-name="T4">[after tukar Lorem:sentence]</text:span></text:p>
      <text:p text:style-name="P6"><text:span text:style-name="T1">nextacademy@nextacademy-VirtualBox:~/spotify-challenge$ </text:span><text:s/></text:p>
      <text:p text:style-name="P5"/>
      <text:p text:style-name="P7">============================in database</text:p>
      <text:p text:style-name="P7"/>
      <text:p text:style-name="P7">sqlite&gt; SELECT *</text:p>
      <text:p text:style-name="P7"><text:s text:c="3"/>...&gt; FROM songs;</text:p>
      <text:p text:style-name="P7">1|Libero fugit at nostrum.||2018-12-31 04:15:31.094893|2018-12-31 04:15:31.094893</text:p>
      <text:p text:style-name="P7">2|Assumenda quia optio perspiciatis.||2018-12-31 04:15:31.111272|2018-12-31 04:15:31.111272</text:p>
      <text:p text:style-name="P7">3|Qui et sunt maxime.||2018-12-31 04:15:31.117150|2018-12-31 04:15:31.117150</text:p>
      <text:p text:style-name="P7">sqlite&gt;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0:17:29.969932431</meta:creation-date>
    <dc:date>2018-12-31T12:17:11.934470958</dc:date>
    <meta:editing-duration>PT57M47S</meta:editing-duration>
    <meta:editing-cycles>7</meta:editing-cycles>
    <meta:generator>LibreOffice/5.1.6.2$Linux_x86 LibreOffice_project/10m0$Build-2</meta:generator>
    <meta:document-statistic meta:table-count="0" meta:image-count="0" meta:object-count="0" meta:page-count="6" meta:paragraph-count="275" meta:word-count="1547" meta:character-count="16011" meta:non-whitespace-character-count="13510"/>
  </office:meta>
</office:document-meta>
</file>